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egoe UI Symbol" svg:font-family="'Segoe UI Symbol'" style:font-family-generic="roman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Cantarell" fo:font-weight="bold" officeooo:rsid="0015939b" officeooo:paragraph-rsid="0015939b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ntarell" fo:font-weight="normal" officeooo:rsid="0015939b" officeooo:paragraph-rsid="0015939b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antarell" fo:font-weight="normal" officeooo:rsid="0015939b" officeooo:paragraph-rsid="0019985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antarell" fo:font-weight="normal" officeooo:rsid="0016aa12" officeooo:paragraph-rsid="0016aa12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antarell" style:text-underline-style="none" fo:font-weight="normal" officeooo:rsid="0016aa12" officeooo:paragraph-rsid="0015939b" style:font-weight-asian="normal" style:font-weight-complex="normal"/>
    </style:style>
    <style:style style:name="P6" style:family="paragraph" style:parent-style-name="Standard">
      <style:text-properties style:font-name="Cantarell" style:text-underline-style="none" fo:font-weight="normal" officeooo:rsid="0016aa12" officeooo:paragraph-rsid="0015939b" style:font-weight-asian="normal" style:font-weight-complex="normal"/>
    </style:style>
    <style:style style:name="P7" style:family="paragraph" style:parent-style-name="Standard">
      <style:text-properties style:font-name="Cantarell" style:text-underline-style="none" fo:font-weight="normal" officeooo:rsid="0016aa12" officeooo:paragraph-rsid="0016aa12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Cantarell" style:text-underline-style="none" fo:font-weight="normal" officeooo:rsid="0015939b" officeooo:paragraph-rsid="0015939b" style:font-weight-asian="normal" style:font-weight-complex="normal"/>
    </style:style>
    <style:style style:name="P9" style:family="paragraph" style:parent-style-name="Standard">
      <style:text-properties style:font-name="Cantarell" style:text-underline-style="none" fo:font-weight="normal" officeooo:rsid="00186ca7" officeooo:paragraph-rsid="00186ca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Cantarell" style:text-underline-style="none" fo:font-weight="bold" officeooo:rsid="0016aa12" officeooo:paragraph-rsid="0016aa12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antarell" style:text-underline-style="none" fo:font-weight="bold" officeooo:rsid="0015939b" officeooo:paragraph-rsid="0015939b" style:font-weight-asian="bold" style:font-weight-complex="bold"/>
    </style:style>
    <style:style style:name="P12" style:family="paragraph" style:parent-style-name="Standard">
      <style:text-properties officeooo:paragraph-rsid="0016aa12"/>
    </style:style>
    <style:style style:name="P13" style:family="paragraph" style:parent-style-name="Standard">
      <style:paragraph-properties fo:text-align="start" style:justify-single-word="false"/>
      <style:text-properties style:font-name="Cantarell" fo:font-weight="normal" officeooo:rsid="00186ca7" officeooo:paragraph-rsid="0015939b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Cantarell" style:text-underline-style="none" fo:font-weight="normal" officeooo:rsid="00199853" officeooo:paragraph-rsid="00199853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Cantarell" style:text-underline-style="none" fo:font-weight="normal" officeooo:rsid="00186ca7" officeooo:paragraph-rsid="0015939b" style:font-weight-asian="normal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99853"/>
    </style:style>
    <style:style style:name="T4" style:family="text">
      <style:text-properties fo:color="#ff0000"/>
    </style:style>
    <style:style style:name="T5" style:family="text">
      <style:text-properties fo:color="#ff0000" style:text-underline-style="solid" style:text-underline-width="auto" style:text-underline-color="font-color"/>
    </style:style>
    <style:style style:name="T6" style:family="text">
      <style:text-properties fo:color="#ff0000" style:text-underline-style="solid" style:text-underline-width="auto" style:text-underline-color="font-color" officeooo:rsid="001b651c"/>
    </style:style>
    <style:style style:name="T7" style:family="text">
      <style:text-properties fo:color="#ff0000" style:text-underline-style="none" officeooo:rsid="00186ca7"/>
    </style:style>
    <style:style style:name="T8" style:family="text">
      <style:text-properties fo:color="#ff0000" style:text-underline-style="none" officeooo:rsid="00199853"/>
    </style:style>
    <style:style style:name="T9" style:family="text">
      <style:text-properties officeooo:rsid="00186ca7"/>
    </style:style>
    <style:style style:name="T10" style:family="text">
      <style:text-properties style:font-name="Cantarell" style:text-underline-style="none" fo:font-weight="normal" officeooo:rsid="0016aa12" style:font-weight-asian="normal" style:font-weight-complex="normal"/>
    </style:style>
    <style:style style:name="T11" style:family="text">
      <style:text-properties officeooo:rsid="001b651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SSAGE AU RELATIONNEL</text:p>
      <text:p text:style-name="P1"/>
      <text:p text:style-name="P1">Entités simples</text:p>
      <text:p text:style-name="P2">Vente (<text:span text:style-name="T1">id_vente</text:span>, heure_fin, date_fin, prix_depart, <text:span text:style-name="T7">id_salle</text:span>)</text:p>
      <text:p text:style-name="P13"><text:tab/>- id_salle non nul et référence Salle</text:p>
      <text:p text:style-name="P2"><text:tab/><text:span text:style-name="T9">-id_produit non nul et référence Produit</text:span></text:p>
      <text:p text:style-name="P3">Enchere (<text:span text:style-name="T1">id_enchere</text:span><text:span text:style-name="T2">, prix_achat, heure, date, quantite_proposee, </text:span><text:span text:style-name="T8">email_utilisateur</text:span><text:span text:style-name="T2">)</text:span></text:p>
      <text:p text:style-name="P14"><text:tab/>- email_utilisateur non nul et référence Utilisateur</text:p>
      <text:p text:style-name="P2"><text:span text:style-name="T2">Produit (</text:span><text:span text:style-name="T1">id_produit</text:span><text:span text:style-name="T2">, sotck, nom, prix_revient, </text:span><text:span text:style-name="T8">email_utilisateur</text:span><text:span text:style-name="T2">)</text:span></text:p>
      <text:p text:style-name="P2"><text:span text:style-name="T2"><text:tab/></text:span><text:span text:style-name="T3">- email_utilisateur non nul et référence Utilisateur</text:span></text:p>
      <text:p text:style-name="P2"><text:span text:style-name="T2">Categorie (</text:span><text:span text:style-name="T1">nom</text:span><text:span text:style-name="T2">, description)</text:span></text:p>
      <text:p text:style-name="P2"><text:span text:style-name="T2">Utilisateur (</text:span><text:span text:style-name="T1">email</text:span><text:span text:style-name="T2">, nom, prenom, adresse)</text:span></text:p>
      <text:p text:style-name="P2"><text:span text:style-name="T2">Salle (</text:span><text:span text:style-name="T1">id_salle</text:span><text:span text:style-name="T2">, </text:span><text:span text:style-name="T7">nom_categorie</text:span><text:span text:style-name="T2">)</text:span></text:p>
      <text:p text:style-name="P15"><text:tab/>- nom_categorie non nul et référence Categorie</text:p>
      <text:p text:style-name="P5"/>
      <text:p text:style-name="P11">Entités faibles</text:p>
      <text:p text:style-name="P2"><text:span text:style-name="T2">Caractéristique (</text:span><text:span text:style-name="T5">id_produit</text:span><text:span text:style-name="T2">, </text:span><text:span text:style-name="T1">nom</text:span><text:span text:style-name="T2">, valeur)</text:span></text:p>
      <text:p text:style-name="P8"><text:tab/>- id_produit référence Produit</text:p>
      <text:p text:style-name="P8"/>
      <text:p text:style-name="P10">Sous-type</text:p>
      <text:p text:style-name="P4">Vente_descendante (<text:span text:style-name="T5">id_</text:span><text:span text:style-name="T6">salle</text:span><text:span text:style-name="T2">)</text:span></text:p>
      <text:p text:style-name="P4"><text:span text:style-name="T2">Vente_revocable (</text:span><text:span text:style-name="T1">i</text:span><text:span text:style-name="T5">d_</text:span><text:span text:style-name="T6">salle</text:span><text:span text:style-name="T2">)</text:span></text:p>
      <text:p text:style-name="P4"><text:span text:style-name="T2">Vente_duree_limitee (</text:span><text:span text:style-name="T5">id_</text:span><text:span text:style-name="T6">salee</text:span><text:span text:style-name="T2">)</text:span></text:p>
      <text:p text:style-name="P4"><text:span text:style-name="T2">Enchre_unique (</text:span><text:span text:style-name="T5">id_</text:span><text:span text:style-name="T6">salle</text:span><text:span text:style-name="T2">)</text:span></text:p>
      <text:p text:style-name="P6"><text:tab/>- id_<text:span text:style-name="T11">salle</text:span> référence <text:span text:style-name="T11">Salle</text:span></text:p>
      <text:p text:style-name="P6"/>
      <text:p text:style-name="P7">Association avec cardinalité 0..1</text:p>
      <text:p text:style-name="P9">Associe_a(<text:span text:style-name="T5">id_produit</text:span>, <text:span text:style-name="T4">id_vente</text:span>)</text:p>
      <text:p text:style-name="P9"><text:tab/>- id_vente référence Vente, id_produit référence Produit</text:p>
      <text:p text:style-name="P9"/>
      <text:p text:style-name="P12"><text:soft-page-break/><text:span text:style-name="T10">Association avec cardinalité x..*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egoe UI Symbol" svg:font-family="'Segoe UI Symbol'" style:font-family-generic="roman"/>
    <style:font-face style:name="Cantarell" svg:font-family="Cantarell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width="0.0138in" svg:stroke-color="#41719c" draw:stroke-linejoin="miter" draw:fill-color="#5b9bd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margin-top="0in" fo:margin-bottom="0.111in" loext:contextual-spacing="false" fo:line-height="107%" fo:orphans="2" fo:widows="2" fo:hyphenation-ladder-count="no-limit" style:shadow="none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Normal" style:family="paragraph">
      <style:paragraph-properties fo:margin-left="0.0819in" fo:margin-right="0in" fo:margin-top="0in" fo:margin-bottom="0.022in" loext:contextual-spacing="false" fo:line-height="103%" fo:text-align="justify" style:justify-single-word="false" fo:hyphenation-ladder-count="no-limit" fo:text-indent="-0.0071in" style:auto-text-indent="false">
        <style:tab-stops/>
      </style:paragraph-properties>
      <style:text-properties fo:color="#000000" style:font-name="Arial" fo:font-family="Arial" style:font-family-generic="swiss" style:font-pitch="variable" fo:font-size="12pt" style:font-name-asian="Arial" style:font-family-asian="Arial" style:font-family-generic-asian="swiss" style:font-pitch-asian="variable" style:font-size-asian="12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2" style:display-name="Heading 2" style:family="paragraph" style:next-style-name="Normal" style:default-outline-level="2" style:list-style-name="" style:class="text">
      <style:paragraph-properties fo:margin-left="0.6972in" fo:margin-right="0in" fo:margin-top="0in" fo:margin-bottom="0.0402in" loext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Heading_20_1" style:display-name="Heading 1" style:family="paragraph" style:next-style-name="Normal" style:default-outline-level="1" style:list-style-name="" style:class="text">
      <style:paragraph-properties fo:margin-left="0.0071in" fo:margin-right="0.0193in" fo:margin-top="0in" fo:margin-bottom="0.0138in" loext:contextual-spacing="false" fo:keep-together="always" fo:hyphenation-ladder-count="no-limit" fo:text-indent="-0.0071in" style:auto-text-indent="false" fo:keep-with-next="always">
        <style:tab-stops/>
      </style:paragraph-properties>
      <style:text-properties fo:color="#000000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WW_5f_CharLFO5LVL9" style:display-name="WW_CharLFO5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8" style:display-name="WW_CharLFO5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7" style:display-name="WW_CharLFO5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6" style:display-name="WW_CharLFO5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5" style:display-name="WW_CharLFO5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4" style:display-name="WW_CharLFO5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3" style:display-name="WW_CharLFO5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2" style:display-name="WW_CharLFO5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LFO5LVL1" style:display-name="WW_CharLFO5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style:text-underline-style="none" fo:font-weight="normal" fo:background-color="transparent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/>
    </style:style>
    <style:style style:name="WW_5f_CharLFO4LVL9" style:display-name="WW_CharLFO4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8" style:display-name="WW_CharLFO4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7" style:display-name="WW_CharLFO4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6" style:display-name="WW_CharLFO4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5" style:display-name="WW_CharLFO4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4" style:display-name="WW_CharLFO4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4LVL3" style:display-name="WW_CharLFO4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2" style:display-name="WW_CharLFO4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4LVL1" style:display-name="WW_CharLFO4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9" style:display-name="WW_CharLFO3LVL9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8" style:display-name="WW_CharLFO3LVL8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7" style:display-name="WW_CharLFO3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6" style:display-name="WW_CharLFO3LVL6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5" style:display-name="WW_CharLFO3LVL5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4" style:display-name="WW_CharLFO3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3" style:display-name="WW_CharLFO3LVL3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2" style:display-name="WW_CharLFO3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3LVL1" style:display-name="WW_CharLFO3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9" style:display-name="WW_CharLFO2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8" style:display-name="WW_CharLFO2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7" style:display-name="WW_CharLFO2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6" style:display-name="WW_CharLFO2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5" style:display-name="WW_CharLFO2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4" style:display-name="WW_CharLFO2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2LVL3" style:display-name="WW_CharLFO2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2" style:display-name="WW_CharLFO2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2LVL1" style:display-name="WW_CharLFO2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9" style:display-name="WW_CharLFO1LVL9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8" style:display-name="WW_CharLFO1LVL8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7" style:display-name="WW_CharLFO1LVL7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6" style:display-name="WW_CharLFO1LVL6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5" style:display-name="WW_CharLFO1LVL5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4" style:display-name="WW_CharLFO1LVL4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LFO1LVL3" style:display-name="WW_CharLFO1LVL3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2" style:display-name="WW_CharLFO1LVL2" style:family="text">
      <style:text-properties fo:color="#000000" style:text-line-through-style="none" style:text-line-through-type="none" style:text-position="0% 100%" style:font-name="Segoe UI Symbol" fo:font-family="'Segoe UI Symbol'" style:font-family-generic="roman" fo:font-size="12pt" fo:font-style="normal" style:text-underline-style="none" fo:font-weight="normal" fo:background-color="transparent" style:font-name-asian="Segoe UI Symbol" style:font-family-asian="'Segoe UI Symbol'" style:font-family-generic-asian="roman" style:font-size-asian="12pt" style:font-style-asian="normal" style:font-weight-asian="normal" style:font-name-complex="Segoe UI Symbol" style:font-family-complex="'Segoe UI Symbol'" style:font-family-generic-complex="roman" style:font-size-complex="12pt"/>
    </style:style>
    <style:style style:name="WW_5f_CharLFO1LVL1" style:display-name="WW_CharLFO1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2pt" fo:font-style="normal" style:text-underline-style="none" fo:font-weight="normal" fo:background-color="transparent" style:font-name-asian="Arial" style:font-family-asian="Arial" style:font-family-generic-asian="swiss" style:font-pitch-asian="variable" style:font-size-asian="12pt" style:font-style-asian="normal" style:font-weight-asian="normal" style:font-name-complex="Arial" style:font-family-complex="Arial" style:font-family-generic-complex="swiss" style:font-pitch-complex="variable" style:font-size-complex="12pt"/>
    </style:style>
    <style:style style:name="WW_5f_CharOUTLINELVL2" style:display-name="WW_CharOUTLINELVL2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4pt" fo:font-style="normal" style:text-underline-style="none" fo:font-weight="normal" fo:background-color="transparent" style:font-name-asian="Arial" style:font-family-asian="Arial" style:font-family-generic-asian="swiss" style:font-pitch-asian="variable" style:font-size-asian="14pt" style:font-style-asian="normal" style:font-weight-asian="normal" style:font-name-complex="Arial" style:font-family-complex="Arial" style:font-family-generic-complex="swiss" style:font-pitch-complex="variable" style:font-size-complex="14pt"/>
    </style:style>
    <style:style style:name="WW_5f_CharOUTLINELVL1" style:display-name="WW_CharOUTLINELVL1" style:family="text">
      <style:text-properties fo:color="#000000" style:text-line-through-style="none" style:text-line-through-type="none" style:text-position="0% 100%" style:font-name="Arial" fo:font-family="Arial" style:font-family-generic="swiss" style:font-pitch="variable" fo:font-size="16pt" fo:font-style="normal" style:text-underline-style="none" fo:font-weight="normal" fo:background-color="transparent" style:font-name-asian="Arial" style:font-family-asian="Arial" style:font-family-generic-asian="swiss" style:font-pitch-asian="variable" style:font-size-asian="16pt" style:font-style-asian="normal" style:font-weight-asian="normal" style:font-name-complex="Arial" style:font-family-complex="Arial" style:font-family-generic-complex="swiss" style:font-pitch-complex="variable" style:font-size-complex="16pt"/>
    </style:style>
    <style:style style:name="Heading_20_1_20_Char" style:display-name="Heading 1 Char" style:family="text">
      <style:text-properties fo:color="#000000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/>
    </style:style>
    <style:style style:name="Heading_20_2_20_Char" style:display-name="Heading 2 Char" style:family="text">
      <style:text-properties fo:color="#000000"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/>
    </style:style>
    <style:style style:name="Default_20_Paragraph_20_Font" style:display-name="Default Paragraph Font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1T12:27:45.198140793</meta:creation-date>
    <meta:generator>LibreOffice/5.3.6.1$Linux_X86_64 LibreOffice_project/30$Build-1</meta:generator>
    <dc:date>2018-11-26T11:25:21.985221457</dc:date>
    <meta:editing-duration>PT17M47S</meta:editing-duration>
    <meta:editing-cycles>5</meta:editing-cycles>
    <meta:document-statistic meta:table-count="0" meta:image-count="0" meta:object-count="0" meta:page-count="2" meta:paragraph-count="26" meta:word-count="109" meta:character-count="962" meta:non-whitespace-character-count="871"/>
  </office:meta>
</office:document-meta>
</file>